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ce9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38])" office:value-type="float" office:value="129.162162162162">
            <text:p>129.16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38])" office:value-type="float" office:value="71.1891891891892">
            <text:p>71.1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38])" office:value-type="float" office:value="72.7027027027027">
            <text:p>72.7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8]-[.C28]" office:value-type="float" office:value="41">
            <text:p>41</text:p>
          </table:table-cell>
          <table:table-cell table:style-name="ce4" table:number-columns-repeated="3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29]-[.C29]" office:value-type="float" office:value="52">
            <text:p>52</text:p>
          </table:table-cell>
          <table:table-cell table:style-name="ce4" table:number-columns-repeated="3"/>
          <table:table-cell table:style-name="ce9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0]/([目前身體數值.$B$1]/100)^2" office:value-type="float" office:value="24.1870464928783">
            <text:p>24.19</text:p>
          </table:table-cell>
          <table:table-cell table:style-name="ce9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1]-[.C31]" office:value-type="float" office:value="69">
            <text:p>69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4">
            <text:p>2011/6/4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2]-[.C32]" office:value-type="float" office:value="75">
            <text:p>75</text:p>
          </table:table-cell>
          <table:table-cell table:style-name="ce4" table:number-columns-repeated="3"/>
          <table:table-cell office:value-type="string">
            <text:p>岳父帶我去附近的西醫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7">
            <text:p>2011/6/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9">
            <text:p>79</text:p>
          </table:table-cell>
          <table:table-cell table:style-name="ce4" table:formula="of:=[.B33]-[.C33]" office:value-type="float" office:value="44">
            <text:p>44</text:p>
          </table:table-cell>
          <table:table-cell table:style-name="ce4" office:value-type="float" office:value="86.5">
            <text:p>86.5</text:p>
          </table:table-cell>
          <table:table-cell table:style-name="ce4" office:value-type="float" office:value="80">
            <text:p>80</text:p>
          </table:table-cell>
          <table:table-cell table:style-name="ce4" table:formula="of:=[.G33]/([目前身體數值.$B$1]/100)^2" office:value-type="float" office:value="23.8884409806205">
            <text:p>23.89</text:p>
          </table:table-cell>
          <table:table-cell office:value-type="string">
            <text:p>門牙門題，焦慮許多天後，站走動式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8">
            <text:p>2011/6/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6">
            <text:p>66</text:p>
          </table:table-cell>
          <table:table-cell table:style-name="ce4" table:formula="of:=[.B34]-[.C34]" office:value-type="float" office:value="51">
            <text:p>51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4]/([目前身體數值.$B$1]/100)^2" office:value-type="float" office:value="24.1870464928783">
            <text:p>24.19</text:p>
          </table:table-cell>
          <table:table-cell office:value-type="string">
            <text:p>復健：當天晚上嚴重焦慮，森田：順其自然，為所當為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3">
            <text:p>2011/6/13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style-name="ce4" table:formula="of:=[.B35]-[.C35]" office:value-type="float" office:value="55">
            <text:p>55</text:p>
          </table:table-cell>
          <table:table-cell table:style-name="ce4"/>
          <table:table-cell table:style-name="ce4" office:value-type="float" office:value="78">
            <text:p>78</text:p>
          </table:table-cell>
          <table:table-cell table:style-name="ce4" table:formula="of:=[.G35]/([目前身體數值.$B$1]/100)^2" office:value-type="float" office:value="23.291229956105">
            <text:p>23.29</text:p>
          </table:table-cell>
          <table:table-cell office:value-type="string">
            <text:p>慢慢接受人生無常的事實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4">
            <text:p>2011/6/1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36]-[.C36]" office:value-type="float" office:value="65">
            <text:p>65</text:p>
          </table:table-cell>
          <table:table-cell table:style-name="ce4" table:number-columns-repeated="3"/>
          <table:table-cell office:value-type="string">
            <text:p>下班走去量，心情還是不好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15">
            <text:p>2011/6/15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9">
            <text:p>59</text:p>
          </table:table-cell>
          <table:table-cell table:style-name="ce4" table:formula="of:=[.B37]-[.C37]" office:value-type="float" office:value="63">
            <text:p>63</text:p>
          </table:table-cell>
          <table:table-cell table:style-name="ce4"/>
          <table:table-cell table:style-name="ce4" office:value-type="float" office:value="81.5">
            <text:p>81.5</text:p>
          </table:table-cell>
          <table:table-cell table:style-name="ce4" table:formula="of:=[.G37]/([目前身體數值.$B$1]/100)^2" office:value-type="float" office:value="24.3363492490071">
            <text:p>24.34</text:p>
          </table:table-cell>
          <table:table-cell office:value-type="string">
            <text:p>復健完原本103再量2次變127 ^^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7">
            <text:p>2011/6/17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8">
            <text:p>68</text:p>
          </table:table-cell>
          <table:table-cell table:style-name="ce4" table:formula="of:=[.B38]-[.C38]" office:value-type="float" office:value="52">
            <text:p>52</text:p>
          </table:table-cell>
          <table:table-cell table:style-name="ce4"/>
          <table:table-cell table:style-name="ce4" office:value-type="float" office:value="77">
            <text:p>77</text:p>
          </table:table-cell>
          <table:table-cell table:style-name="ce4" table:formula="of:=[.G38]/([目前身體數值.$B$1]/100)^2" office:value-type="float" office:value="22.9926244438472">
            <text:p>22.99</text:p>
          </table:table-cell>
          <table:table-cell office:value-type="string">
            <text:p>星期五下班前量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21">
            <text:p>2011/6/21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39]-[.C39]" office:value-type="float" office:value="75">
            <text:p>75</text:p>
          </table:table-cell>
          <table:table-cell table:style-name="ce4" table:number-columns-repeated="3"/>
          <table:table-cell office:value-type="string">
            <text:p>婆發燒39度，我可能也感冒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22">
            <text:p>2011/6/22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8">
            <text:p>68</text:p>
          </table:table-cell>
          <table:table-cell table:style-name="ce4" table:formula="of:=[.B40]-[.C40]" office:value-type="float" office:value="52">
            <text:p>52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 table:formula="of:=[.G40]/([目前身體數值.$B$1]/100)^2" office:value-type="float" office:value="23.5898354683627">
            <text:p>23.59</text:p>
          </table:table-cell>
          <table:table-cell office:value-type="string">
            <text:p>刷岳父的牙周牙膏，牙周好一點，精神仍不好</text:p>
          </table:table-cell>
          <table:table-cell table:style-name="ce4" table:number-columns-repeated="248"/>
        </table:table-row>
        <table:table-row table:style-name="ro7" table:number-rows-repeated="20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7" table:number-rows-repeated="65475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3 基礎健康紀錄表.C1:基礎健康紀錄表.C1 基礎健康紀錄表.C2:基礎健康紀錄表.C33 基礎健康紀錄表.D1:基礎健康紀錄表.D1 基礎健康紀錄表.D2:基礎健康紀錄表.D33 基礎健康紀錄表.E1:基礎健康紀錄表.E1 基礎健康紀錄表.E2:基礎健康紀錄表.E33 基礎健康紀錄表.B1:基礎健康紀錄表.B1 基礎健康紀錄表.B2:基礎健康紀錄表.B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011/06/23</text:date>, <text:time>08:24:4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6-23T08:24:48.88</dc:date>
    <dc:language>en-US</dc:language>
    <meta:editing-cycles>46</meta:editing-cycles>
    <meta:editing-duration>PT13H49M33S</meta:editing-duration>
    <dc:creator>張簡稜剛 </dc:creator>
    <meta:document-statistic meta:table-count="4" meta:cell-count="31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3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3" chart:label-cell-address="基礎健康紀錄表.C1:基礎健康紀錄表.C1" chart:class="chart:line">
            <chart:data-point chart:repeated="32"/>
          </chart:series>
          <chart:series chart:style-name="ch7" chart:values-cell-range-address="基礎健康紀錄表.D2:基礎健康紀錄表.D33" chart:label-cell-address="基礎健康紀錄表.D1:基礎健康紀錄表.D1" chart:class="chart:line">
            <chart:data-point chart:repeated="32"/>
          </chart:series>
          <chart:series chart:style-name="ch8" chart:values-cell-range-address="基礎健康紀錄表.E2:基礎健康紀錄表.E33" chart:label-cell-address="基礎健康紀錄表.E1:基礎健康紀錄表.E1" chart:class="chart:line">
            <chart:data-point chart:repeated="32"/>
          </chart:series>
          <chart:series chart:style-name="ch9" chart:values-cell-range-address="基礎健康紀錄表.B2:基礎健康紀錄表.B33" chart:label-cell-address="基礎健康紀錄表.B1:基礎健康紀錄表.B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3">2010/8/23</text:p>
              </table:table-cell>
              <table:table-cell office:value-type="float" office:value="85">
                <text:p text:id="基礎健康紀錄表.C2:基礎健康紀錄表.C33">85</text:p>
              </table:table-cell>
              <table:table-cell office:value-type="float" office:value="85">
                <text:p text:id="基礎健康紀錄表.D2:基礎健康紀錄表.D33">85</text:p>
              </table:table-cell>
              <table:table-cell office:value-type="float" office:value="50">
                <text:p text:id="基礎健康紀錄表.E2:基礎健康紀錄表.E33">50</text:p>
              </table:table-cell>
              <table:table-cell office:value-type="float" office:value="135">
                <text:p text:id="基礎健康紀錄表.B2:基礎健康紀錄表.B33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